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nuthSequence.appendSequenceOrClose( KnuthSequence sequ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nuthSequence.Knuth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Sequence.appendSequenceOrClose( KnuthSequence sequence , boolean keepTogether , BreakElement break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nuthSequence.wrapPositions( LayoutManager l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nuthSequence.remove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nuthSequence.KnuthSequence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Sequence.start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nuthSequence.getElemen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Sequence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